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979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3.925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69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formula="of:=['General Raw Data'.C2]/['General Raw Data'.B2]" office:value-type="float" office:value="0.376237623762376" calcext:value-type="float">
            <text:p>0,3762376238</text:p>
          </table:table-cell>
          <table:table-cell table:formula="of:=['General Raw Data'.D2]" office:value-type="float" office:value="31.9736842105263" calcext:value-type="float">
            <text:p>31,9736842105</text:p>
          </table:table-cell>
          <table:table-cell table:formula="of:=['General Raw Data'.E2]" office:value-type="float" office:value="46112.8157894737" calcext:value-type="float">
            <text:p>46112,8157894737</text:p>
          </table:table-cell>
          <table:table-cell table:formula="of:=['General Raw Data'.F2]/['General Raw Data'.B2]" office:value-type="float" office:value="0.623762376237624" calcext:value-type="float">
            <text:p>0,6237623762</text:p>
          </table:table-cell>
          <table:table-cell table:formula="of:=['General Raw Data'.H2]" office:value-type="float" office:value="675794.777777778" calcext:value-type="float">
            <text:p>675794,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Most Common</text:p>
          </table:table-cell>
          <table:table-cell table:formula="of:=['General Raw Data'.J2]/['General Raw Data'.I2]" office:value-type="float" office:value="0.643564356435644" calcext:value-type="float">
            <text:p>0,6435643564</text:p>
          </table:table-cell>
          <table:table-cell table:formula="of:=['General Raw Data'.K2]" office:value-type="float" office:value="29.7384615384615" calcext:value-type="float">
            <text:p>29,7384615385</text:p>
          </table:table-cell>
          <table:table-cell table:formula="of:=['General Raw Data'.L2]" office:value-type="float" office:value="52547.6769230769" calcext:value-type="float">
            <text:p>52547,6769230769</text:p>
          </table:table-cell>
          <table:table-cell table:formula="of:=['General Raw Data'.M2]/['General Raw Data'.I2]" office:value-type="float" office:value="0.356435643564356" calcext:value-type="float">
            <text:p>0,3564356436</text:p>
          </table:table-cell>
          <table:table-cell table:formula="of:=['General Raw Data'.O2]" office:value-type="float" office:value="568845.138888889" calcext:value-type="float">
            <text:p>568845,138888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Self</text:p>
          </table:table-cell>
          <table:table-cell table:formula="of:=['General Raw Data'.Q2]/['General Raw Data'.P2]" office:value-type="float" office:value="0.648936170212766" calcext:value-type="float">
            <text:p>0,6489361702</text:p>
          </table:table-cell>
          <table:table-cell table:formula="of:=['General Raw Data'.R2]" office:value-type="float" office:value="30.6393442622951" calcext:value-type="float">
            <text:p>30,6393442623</text:p>
          </table:table-cell>
          <table:table-cell table:formula="of:=['General Raw Data'.S2]" office:value-type="float" office:value="24033.3114754098" calcext:value-type="float">
            <text:p>24033,3114754098</text:p>
          </table:table-cell>
          <table:table-cell table:formula="of:=['General Raw Data'.T2]/['General Raw Data'.P2]" office:value-type="float" office:value="0.351063829787234" calcext:value-type="float">
            <text:p>0,3510638298</text:p>
          </table:table-cell>
          <table:table-cell table:formula="of:=['General Raw Data'.V2]" office:value-type="float" office:value="488660.515151515" calcext:value-type="float">
            <text:p>488660,515151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Most</text:p>
          </table:table-cell>
          <table:table-cell table:formula="of:=['General Raw Data'.X2]/['General Raw Data'.W2]" office:value-type="float" office:value="0.819148936170213" calcext:value-type="float">
            <text:p>0,8191489362</text:p>
          </table:table-cell>
          <table:table-cell table:formula="of:=['General Raw Data'.Y2]" office:value-type="float" office:value="9.4025974025974" calcext:value-type="float">
            <text:p>9,4025974026</text:p>
          </table:table-cell>
          <table:table-cell table:formula="of:=['General Raw Data'.Z2]" office:value-type="float" office:value="24639.1948051948" calcext:value-type="float">
            <text:p>24639,1948051948</text:p>
          </table:table-cell>
          <table:table-cell table:formula="of:=['General Raw Data'.AA2]/['General Raw Data'.W2]" office:value-type="float" office:value="0.180851063829787" calcext:value-type="float">
            <text:p>0,1808510638</text:p>
          </table:table-cell>
          <table:table-cell table:formula="of:=['General Raw Data'.AC2]" office:value-type="float" office:value="304303.411764706" calcext:value-type="float">
            <text:p>304303,4117647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otal Runs</text:p>
          </table:table-cell>
          <table:table-cell table:style-name="ce1" office:value-type="string" calcext:value-type="string">
            <text:p>Total A* Self</text:p>
          </table:table-cell>
          <table:table-cell table:style-name="ce1" office:value-type="string" calcext:value-type="string">
            <text:p>A* Self Success</text:p>
          </table:table-cell>
          <table:table-cell table:style-name="ce1" office:value-type="string" calcext:value-type="string">
            <text:p>A* Self Success Runtime</text:p>
          </table:table-cell>
          <table:table-cell table:style-name="ce1" office:value-type="string" calcext:value-type="string">
            <text:p>A* Self Success Nodes</text:p>
          </table:table-cell>
          <table:table-cell table:style-name="ce1" office:value-type="string" calcext:value-type="string">
            <text:p>A* Self Timeout</text:p>
          </table:table-cell>
          <table:table-cell table:style-name="ce1" office:value-type="string" calcext:value-type="string">
            <text:p>A* Self Timeout Runtime</text:p>
          </table:table-cell>
          <table:table-cell table:style-name="ce4" office:value-type="string" calcext:value-type="string">
            <text:p>A* Self Timeout Nodes</text:p>
          </table:table-cell>
          <table:table-cell table:style-name="ce5" office:value-type="string" calcext:value-type="string">
            <text:p>Total A* Most</text:p>
          </table:table-cell>
          <table:table-cell table:style-name="ce8" office:value-type="string" calcext:value-type="string">
            <text:p>A* Most Success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A* Most Timeout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Total Greedy Self</text:p>
          </table:table-cell>
          <table:table-cell table:style-name="ce1" office:value-type="string" calcext:value-type="string">
            <text:p>Greedy Self Success</text:p>
          </table:table-cell>
          <table:table-cell table:style-name="ce1" office:value-type="string" calcext:value-type="string">
            <text:p>Greedy Self Success Runtime</text:p>
          </table:table-cell>
          <table:table-cell table:style-name="ce1" office:value-type="string" calcext:value-type="string">
            <text:p>Greedy Self Success Nodes</text:p>
          </table:table-cell>
          <table:table-cell table:style-name="ce1" office:value-type="string" calcext:value-type="string">
            <text:p>Greedy Self Timeout</text:p>
          </table:table-cell>
          <table:table-cell table:style-name="ce1" office:value-type="string" calcext:value-type="string">
            <text:p>Greedy Self Timeout Runtime</text:p>
          </table:table-cell>
          <table:table-cell table:style-name="ce4" office:value-type="string" calcext:value-type="string">
            <text:p>Greedy Self Timeout Nodes</text:p>
          </table:table-cell>
          <table:table-cell table:style-name="ce5" office:value-type="string" calcext:value-type="string">
            <text:p>Total Greedy Most</text:p>
          </table:table-cell>
          <table:table-cell table:style-name="ce8" office:value-type="string" calcext:value-type="string">
            <text:p>Greedy Most Success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  <table:table-cell table:style-name="ce1" office:value-type="string" calcext:value-type="string">
            <text:p>Greedy Most Timeout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</table:table-row>
        <table:table-row table:style-name="ro1">
          <table:table-cell table:style-name="ce2" table:formula="of:=COUNT([.A5:.A408])" office:value-type="float" office:value="404" calcext:value-type="float">
            <text:p>404</text:p>
          </table:table-cell>
          <table:table-cell table:style-name="ce3" table:formula="of:=COUNTIFS([.$B$5:.$B$408];&quot;A star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A star&quot;;[.$C$5:.$C$408];&quot;=Self&quot;;[.$D$5:.$D$408];&quot;=SUCCESS&quot;)" office:value-type="float" office:value="38" calcext:value-type="float">
            <text:p>38</text:p>
          </table:table-cell>
          <table:table-cell table:style-name="ce3" table:formula="of:=AVERAGEIFS([.$F$5:.$F$408];[.$B$5:.$B$408];&quot;=A star&quot;;[.$C$5:.$C$408];&quot;=Self&quot;;[.$D$5:.$D$408];&quot;=SUCCESS&quot;)" office:value-type="float" office:value="31.9736842105263" calcext:value-type="float">
            <text:p>31,9736842105</text:p>
          </table:table-cell>
          <table:table-cell table:style-name="ce2" table:formula="of:=AVERAGEIFS([.$E$5:.$E$408];[.$B$5:.$B$408];&quot;=A star&quot;;[.$C$5:.$C$408];&quot;=Self&quot;;[.$D$5:.$D$408];&quot;=SUCCESS&quot;)" office:value-type="float" office:value="46112.8157894737" calcext:value-type="float">
            <text:p>46112,8157894737</text:p>
          </table:table-cell>
          <table:table-cell table:style-name="ce2" table:formula="of:=COUNTIFS([.$B$5:.$B$408];&quot;A star&quot;;[.$C$5:.$C$408];&quot;=Self&quot;;[.$D$5:.$D$408];&quot;=TIMEOUT&quot;)" office:value-type="float" office:value="63" calcext:value-type="float">
            <text:p>63</text:p>
          </table:table-cell>
          <table:table-cell table:style-name="ce2" table:formula="of:=AVERAGEIFS([.$F$5:.$F$408];[.$B$5:.$B$408];&quot;=A star&quot;;[.$C$5:.$C$408];&quot;=Self&quot;;[.$D$5:.$D$408];&quot;=TIMEOUT&quot;)" office:value-type="float" office:value="902.412698412699" calcext:value-type="float">
            <text:p>902,4126984127</text:p>
          </table:table-cell>
          <table:table-cell table:style-name="ce2" table:formula="of:=AVERAGEIFS([.$E$5:.$E$408];[.$B$5:.$B$408];&quot;=A star&quot;;[.$C$5:.$C$408];&quot;=Self&quot;;[.$D$5:.$D$408];&quot;=TIMEOUT&quot;)" office:value-type="float" office:value="675794.777777778" calcext:value-type="float">
            <text:p>675794,777777778</text:p>
          </table:table-cell>
          <table:table-cell table:style-name="ce6" table:formula="of:=COUNTIFS([.$B$5:.$B$408];&quot;A star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A star&quot;;[.$C$5:.$C$408];&quot;=Most&quot;;[.$D$5:.$D$408];&quot;=SUCCESS&quot;)" office:value-type="float" office:value="65" calcext:value-type="float">
            <text:p>65</text:p>
          </table:table-cell>
          <table:table-cell table:style-name="ce3" table:formula="of:=AVERAGEIFS([.$F$5:.$F$408];[.$B$5:.$B$408];&quot;=A star&quot;;[.$C$5:.$C$408];&quot;=Most&quot;;[.$D$5:.$D$408];&quot;=SUCCESS&quot;)" office:value-type="float" office:value="29.7384615384615" calcext:value-type="float">
            <text:p>29,7384615385</text:p>
          </table:table-cell>
          <table:table-cell table:style-name="ce2" table:formula="of:=AVERAGEIFS([.$E$5:.$E$408];[.$B$5:.$B$408];&quot;=A star&quot;;[.$C$5:.$C$408];&quot;=Most&quot;;[.$D$5:.$D$408];&quot;=SUCCESS&quot;)" office:value-type="float" office:value="52547.6769230769" calcext:value-type="float">
            <text:p>52547,6769230769</text:p>
          </table:table-cell>
          <table:table-cell table:style-name="ce3" table:formula="of:=COUNTIFS([.$B$5:.$B$408];&quot;A star&quot;;[.$C$5:.$C$408];&quot;=Most&quot;;[.$D$5:.$D$408];&quot;=TIMEOUT&quot;)" office:value-type="float" office:value="36" calcext:value-type="float">
            <text:p>36</text:p>
          </table:table-cell>
          <table:table-cell table:style-name="ce3" table:formula="of:=AVERAGEIFS([.$F$5:.$F$408];[.$B$5:.$B$408];&quot;=A star&quot;;[.$C$5:.$C$408];&quot;=Most&quot;;[.$D$5:.$D$408];&quot;=TIMEOUT&quot;)" office:value-type="float" office:value="902.222222222222" calcext:value-type="float">
            <text:p>902,2222222222</text:p>
          </table:table-cell>
          <table:table-cell table:style-name="ce2" table:formula="of:=AVERAGEIFS([.$E$5:.$E$408];[.$B$5:.$B$408];&quot;=A star&quot;;[.$C$5:.$C$408];&quot;=Most&quot;;[.$D$5:.$D$408];&quot;=TIMEOUT&quot;)" office:value-type="float" office:value="568845.138888889" calcext:value-type="float">
            <text:p>568845,138888889</text:p>
          </table:table-cell>
          <table:table-cell table:style-name="ce3" table:formula="of:=COUNTIFS([.$B$5:.$B$408];&quot;Greedy&quot;;[.$C$5:.$C$408];&quot;=Self&quot;)" office:value-type="float" office:value="94" calcext:value-type="float">
            <text:p>94</text:p>
          </table:table-cell>
          <table:table-cell table:style-name="ce3" table:formula="of:=COUNTIFS([.$B$5:.$B$408];&quot;Greedy&quot;;[.$C$5:.$C$408];&quot;=Self&quot;;[.$D$5:.$D$408];&quot;=SUCCESS&quot;)" office:value-type="float" office:value="61" calcext:value-type="float">
            <text:p>61</text:p>
          </table:table-cell>
          <table:table-cell table:style-name="ce3" table:formula="of:=AVERAGEIFS([.$F$5:.$F$408];[.$B$5:.$B$408];&quot;=Greedy&quot;;[.$C$5:.$C$408];&quot;=Self&quot;;[.$D$5:.$D$408];&quot;=SUCCESS&quot;)" office:value-type="float" office:value="30.6393442622951" calcext:value-type="float">
            <text:p>30,6393442623</text:p>
          </table:table-cell>
          <table:table-cell table:style-name="ce2" table:formula="of:=AVERAGEIFS([.$E$5:.$E$408];[.$B$5:.$B$408];&quot;=Greedy&quot;;[.$C$5:.$C$408];&quot;=Self&quot;;[.$D$5:.$D$408];&quot;=SUCCESS&quot;)" office:value-type="float" office:value="24033.3114754098" calcext:value-type="float">
            <text:p>24033,3114754098</text:p>
          </table:table-cell>
          <table:table-cell table:style-name="ce2" table:formula="of:=COUNTIFS([.$B$5:.$B$408];&quot;Greedy&quot;;[.$C$5:.$C$408];&quot;=Self&quot;;[.$D$5:.$D$408];&quot;=TIMEOUT&quot;)" office:value-type="float" office:value="33" calcext:value-type="float">
            <text:p>33</text:p>
          </table:table-cell>
          <table:table-cell table:style-name="ce2" table:formula="of:=AVERAGEIFS([.$F$5:.$F$408];[.$B$5:.$B$408];&quot;Greedy&quot;;[.$C$5:.$C$408];&quot;=Self&quot;;[.$D$5:.$D$408];&quot;=TIMEOUT&quot;)" office:value-type="float" office:value="904.636363636364" calcext:value-type="float">
            <text:p>904,6363636364</text:p>
          </table:table-cell>
          <table:table-cell table:style-name="ce2" table:formula="of:=AVERAGEIFS([.$E$5:.$E$408];[.$B$5:.$B$408];&quot;Greedy&quot;;[.$C$5:.$C$408];&quot;=Self&quot;;[.$D$5:.$D$408];&quot;=TIMEOUT&quot;)" office:value-type="float" office:value="488660.515151515" calcext:value-type="float">
            <text:p>488660,515151515</text:p>
          </table:table-cell>
          <table:table-cell table:style-name="ce6" table:formula="of:=COUNTIFS([.$B$5:.$B$408];&quot;Greedy&quot;;[.$C$5:.$C$408];&quot;=Most&quot;)" office:value-type="float" office:value="94" calcext:value-type="float">
            <text:p>94</text:p>
          </table:table-cell>
          <table:table-cell table:style-name="ce9" table:formula="of:=COUNTIFS([.$B$5:.$B$408];&quot;Greedy&quot;;[.$C$5:.$C$408];&quot;=Most&quot;;[.$D$5:.$D$408];&quot;=SUCCESS&quot;)" office:value-type="float" office:value="77" calcext:value-type="float">
            <text:p>77</text:p>
          </table:table-cell>
          <table:table-cell table:style-name="ce3" table:formula="of:=AVERAGEIFS([.$F$5:.$F$408];[.$B$5:.$B$408];&quot;Greedy&quot;;[.$C$5:.$C$408];&quot;=Most&quot;;[.$D$5:.$D$408];&quot;=SUCCESS&quot;)" office:value-type="float" office:value="9.4025974025974" calcext:value-type="float">
            <text:p>9,4025974026</text:p>
          </table:table-cell>
          <table:table-cell table:style-name="ce2" table:formula="of:=AVERAGEIFS([.$E$5:.$E$408];[.$B$5:.$B$408];&quot;Greedy&quot;;[.$C$5:.$C$408];&quot;=Most&quot;;[.$D$5:.$D$408];&quot;=SUCCESS&quot;)" office:value-type="float" office:value="24639.1948051948" calcext:value-type="float">
            <text:p>24639,1948051948</text:p>
          </table:table-cell>
          <table:table-cell table:style-name="ce3" table:formula="of:=COUNTIFS([.$B$5:.$B$408];&quot;Greedy&quot;;[.$C$5:.$C$408];&quot;=Most&quot;;[.$D$5:.$D$408];&quot;=TIMEOUT&quot;)" office:value-type="float" office:value="17" calcext:value-type="float">
            <text:p>17</text:p>
          </table:table-cell>
          <table:table-cell table:style-name="ce3" table:formula="of:=AVERAGEIFS([.$F$5:.$F$408];[.$B$5:.$B$408];&quot;Greedy&quot;;[.$C$5:.$C$408];&quot;=Most&quot;;[.$D$5:.$D$408];&quot;=TIMEOUT&quot;)" office:value-type="float" office:value="908.235294117647" calcext:value-type="float">
            <text:p>908,2352941176</text:p>
          </table:table-cell>
          <table:table-cell table:style-name="ce2" table:formula="of:=AVERAGEIFS([.$E$5:.$E$408];[.$B$5:.$B$408];&quot;Greedy&quot;;[.$C$5:.$C$408];&quot;=Most&quot;;[.$D$5:.$D$408];&quot;=TIMEOUT&quot;)" office:value-type="float" office:value="304303.411764706" calcext:value-type="float">
            <text:p>304303,411764706</text:p>
          </table:table-cell>
        </table:table-row>
        <table:table-row table:style-name="ro1">
          <table:table-cell table:style-name="ce1" table:number-columns-repeated="6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Tim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7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9379" calcext:value-type="float">
            <text:p>1593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93" calcext:value-type="float">
            <text:p>17249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891" calcext:value-type="float">
            <text:p>6891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" calcext:value-type="float">
            <text:p>97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3691" calcext:value-type="float">
            <text:p>1036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5506" calcext:value-type="float">
            <text:p>21550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1682" calcext:value-type="float">
            <text:p>25168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6045" calcext:value-type="float">
            <text:p>20604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1746" calcext:value-type="float">
            <text:p>23174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50944" calcext:value-type="float">
            <text:p>509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374" calcext:value-type="float">
            <text:p>1243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4226" calcext:value-type="float">
            <text:p>2842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9950" calcext:value-type="float">
            <text:p>3299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5326" calcext:value-type="float">
            <text:p>1253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78" calcext:value-type="float">
            <text:p>17247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1505" calcext:value-type="float">
            <text:p>2015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0600" calcext:value-type="float">
            <text:p>190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017" calcext:value-type="float">
            <text:p>1130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0117" calcext:value-type="float">
            <text:p>1201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6673" calcext:value-type="float">
            <text:p>1366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63023" calcext:value-type="float">
            <text:p>16302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9018" calcext:value-type="float">
            <text:p>18901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089" calcext:value-type="float">
            <text:p>308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8935" calcext:value-type="float">
            <text:p>3589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9676" calcext:value-type="float">
            <text:p>2196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708" calcext:value-type="float">
            <text:p>13270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1462" calcext:value-type="float">
            <text:p>16146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8309" calcext:value-type="float">
            <text:p>19830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5216" calcext:value-type="float">
            <text:p>18521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8683" calcext:value-type="float">
            <text:p>1886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4649" calcext:value-type="float">
            <text:p>23464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624" calcext:value-type="float">
            <text:p>8162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11854" calcext:value-type="float">
            <text:p>111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541" calcext:value-type="float">
            <text:p>2475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2752" calcext:value-type="float">
            <text:p>27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99781" calcext:value-type="float">
            <text:p>79978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920" calcext:value-type="float">
            <text:p>14920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76" calcext:value-type="float">
            <text:p>347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60" calcext:value-type="float">
            <text:p>2460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73" calcext:value-type="float">
            <text:p>3673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393" calcext:value-type="float">
            <text:p>1639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4004" calcext:value-type="float">
            <text:p>1074004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22150" calcext:value-type="float">
            <text:p>522150</text:p>
          </table:table-cell>
          <table:table-cell office:value-type="float" office:value="127" calcext:value-type="float">
            <text:p>127</text:p>
          </table:table-cell>
          <table:table-cell table:number-columns-repeated="2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52313" calcext:value-type="float">
            <text:p>952313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8" calcext:value-type="float">
            <text:p>203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81" calcext:value-type="float">
            <text:p>328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96" calcext:value-type="float">
            <text:p>2196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38618" calcext:value-type="float">
            <text:p>938618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945979" calcext:value-type="float">
            <text:p>945979</text:p>
          </table:table-cell>
          <table:table-cell office:value-type="float" office:value="916" calcext:value-type="float">
            <text:p>916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77294" calcext:value-type="float">
            <text:p>877294</text:p>
          </table:table-cell>
          <table:table-cell office:value-type="float" office:value="933" calcext:value-type="float">
            <text:p>933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641" calcext:value-type="float">
            <text:p>22641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308" calcext:value-type="float">
            <text:p>25308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086" calcext:value-type="float">
            <text:p>3108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556" calcext:value-type="float">
            <text:p>455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406" calcext:value-type="float">
            <text:p>4406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00721" calcext:value-type="float">
            <text:p>700721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91" calcext:value-type="float">
            <text:p>97491</text:p>
          </table:table-cell>
          <table:table-cell office:value-type="float" office:value="38" calcext:value-type="float">
            <text:p>38</text:p>
          </table:table-cell>
          <table:table-cell table:number-columns-repeated="2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906" calcext:value-type="float">
            <text:p>590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46216" calcext:value-type="float">
            <text:p>846216</text:p>
          </table:table-cell>
          <table:table-cell office:value-type="float" office:value="929" calcext:value-type="float">
            <text:p>929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828985" calcext:value-type="float">
            <text:p>828985</text:p>
          </table:table-cell>
          <table:table-cell office:value-type="float" office:value="919" calcext:value-type="float">
            <text:p>919</text:p>
          </table:table-cell>
          <table:table-cell table:number-columns-repeated="2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18780" calcext:value-type="float">
            <text:p>418780</text:p>
          </table:table-cell>
          <table:table-cell office:value-type="float" office:value="286" calcext:value-type="float">
            <text:p>286</text:p>
          </table:table-cell>
          <table:table-cell table:number-columns-repeated="2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688768" calcext:value-type="float">
            <text:p>688768</text:p>
          </table:table-cell>
          <table:table-cell office:value-type="float" office:value="991" calcext:value-type="float">
            <text:p>991</text:p>
          </table:table-cell>
          <table:table-cell table:number-columns-repeated="2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68" calcext:value-type="float">
            <text:p>168</text:p>
          </table:table-cell>
          <table:table-cell table:number-columns-repeated="2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76" calcext:value-type="float">
            <text:p>307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75115" calcext:value-type="float">
            <text:p>7751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174" calcext:value-type="float">
            <text:p>3174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258" calcext:value-type="float">
            <text:p>202258</text:p>
          </table:table-cell>
          <table:table-cell office:value-type="float" office:value="182" calcext:value-type="float">
            <text:p>182</text:p>
          </table:table-cell>
          <table:table-cell table:number-columns-repeated="2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52" calcext:value-type="float">
            <text:p>52</text:p>
          </table:table-cell>
          <table:table-cell table:number-columns-repeated="2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87410" calcext:value-type="float">
            <text:p>1087410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6940" calcext:value-type="float">
            <text:p>346940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076" calcext:value-type="float">
            <text:p>28076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080" calcext:value-type="float">
            <text:p>19080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713" calcext:value-type="float">
            <text:p>1171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62069" calcext:value-type="float">
            <text:p>962069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6" calcext:value-type="float">
            <text:p>180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6" calcext:value-type="float">
            <text:p>2136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7" calcext:value-type="float">
            <text:p>2137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1287" calcext:value-type="float">
            <text:p>311287</text:p>
          </table:table-cell>
          <table:table-cell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22" calcext:value-type="float">
            <text:p>182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651" calcext:value-type="float">
            <text:p>4651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43" calcext:value-type="float">
            <text:p>1443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2" calcext:value-type="float">
            <text:p>203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354" calcext:value-type="float">
            <text:p>6354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255" calcext:value-type="float">
            <text:p>9255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44079" calcext:value-type="float">
            <text:p>444079</text:p>
          </table:table-cell>
          <table:table-cell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36821" calcext:value-type="float">
            <text:p>736821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041" calcext:value-type="float">
            <text:p>40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01305" calcext:value-type="float">
            <text:p>9013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1569" calcext:value-type="float">
            <text:p>1121569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808" calcext:value-type="float">
            <text:p>5808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393" calcext:value-type="float">
            <text:p>4393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22" calcext:value-type="float">
            <text:p>56322</text:p>
          </table:table-cell>
          <table:table-cell office:value-type="float" office:value="64" calcext:value-type="float">
            <text:p>64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374" calcext:value-type="float">
            <text:p>141374</text:p>
          </table:table-cell>
          <table:table-cell office:value-type="float" office:value="158" calcext:value-type="float">
            <text:p>158</text:p>
          </table:table-cell>
          <table:table-cell table:number-columns-repeated="2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8696" calcext:value-type="float">
            <text:p>8186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</table:table>
      <table:table table:name="Operators" table:style-name="ta1">
        <table:table-column table:style-name="co19" table:default-cell-style-name="ce11"/>
        <table:table-column table:style-name="co2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Operators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orInsertionDele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orInsertionDele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</table:table-row>
      </table:table>
      <table:named-expressions/>
      <table:database-ranges>
        <table:database-range table:name="__Anonymous_Sheet_DB__1" table:target-range-address="'General Raw Data'.A4:'General Raw Data'.F408" table:display-filter-buttons="true" table:orientation="column"/>
        <table:database-range table:name="__Anonymous_Sheet_DB__2" table:target-range-address="Operators.A1:Operators.A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18:04:43.4506856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1-30T18:18:33.522884684</dc:date>
    <meta:editing-duration>PT2H10M19S</meta:editing-duration>
    <meta:editing-cycles>20</meta:editing-cycles>
    <meta:generator>LibreOffice/4.2.7.2$Linux_X86_64 LibreOffice_project/420m0$Build-2</meta:generator>
    <meta:document-statistic meta:table-count="3" meta:cell-count="3447" meta:object-count="0"/>
  </office:meta>
</office:document-meta>
</file>